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3/01/17</text:p>
      <text:p text:style-name="Standard"/>
      <text:p text:style-name="P1">Week 8 Reading Notes</text:p>
      <text:p text:style-name="P1">- Aldhouse-Green (2010) -</text:p>
      <text:p text:style-name="P1"/>
      <text:p text:style-name="P2"/>
      <text:p text:style-name="P2"/>
      <text:p text:style-name="P2">Aldhouse-Green, Miranda. "Noble Savages and Barbarous Enemies." In <text:span text:style-name="T1">Caesar's Druids: Story of an Ancient Priesthood</text:span>, 20-42. New Haven , CT: Yale Scholarship Online, 2010.</text:p>
      <text:p text:style-name="P2"/>
      <text:p text:style-name="P2"/>
      <text:p text:style-name="P2">Thesis:</text:p>
      <text:p text:style-name="P2"><text:tab/>The ancient Druids of Gaul and Britannia have always been shrouded mystery even from the accounts of modern and ancient historians alike. <text:s/>In this second chapter of Aldhouse-Green's book discusses the view points of Julius Caesar as he was in war in Gaul, as he was a witness to the influence the Druids had among the peoples of the region. <text:s/>In this chapter, the author looks to make sense of the Roman view points on the world outside their boarders, specifically investigating Britannia and the world of the Druids. <text:s/></text:p>
      <text:p text:style-name="P2"/>
      <text:p text:style-name="P2">Evidence:</text:p>
      <text:p text:style-name="P2"><text:tab/>The chapter begins with Aldhouse-Green mentioning the previous thoughts of the ancient historians regarding the isle of Britannia. <text:s/>The author mentions that the historian Herodian describes the region of the world as almost desolate and a land of fantastical monsters (20). <text:s/>With this description of a land beyond the civilized world, the cause for misunderstandings would only be increased by this account. <text:s/>The author then moves on to mention that this land was soon to be seen as a political tool by both Julius Caesar and the Emperor Claudius (21). <text:s/>The author then mentions the connections between the British isles and the sea around it, seeing is how Caesar had some difficulty traversing the waterway, this is where the Druids come in. <text:s/>The author mentions that the Druids would have had extensive knowledge on the region including the how the tides would act by ways of studying the moon (23). <text:s/>Aldhouse-Green then goes on to say that this would have placed a similar feeling of all the western writers that the Druids had some form of spiritual connection therefore making them and Britannia strange and dangerous (23). <text:s/>With the various writings displaying the land as a mysterious one that Pliny considered the land “the empty voids of nature”, adding to the lore that endorsed Herodian to write his account as well (24). <text:s/></text:p>
      <text:p text:style-name="P2"><text:tab/>The next section in this article deals specifically with the titled Weird<text:span text:style-name="T2"> Religions</text:span> as the section states. <text:s/>Aldhouse-Green cites a line from a poem by Horace that places the regions of Britannia and Parthia within the same verse. Aldhouse-Green sees this as another example of the otherizing of Britannia and the people inhabitants which formed the barbaric opinions of the Druids (25). <text:s/>The author also mentions another account by the historian Pliny the Elder in which the Druids are displayed as crazy and in some cases lacking of trust (26). <text:s/>With these accounts concerning the Druids it is a small wonder how these peoples could have been associated with malicious activities. <text:s text:c="2"/>Aldhouse-Green then goes on to cover the first instance of a Druid crackdown, this being performed by the Emperor Claudius. <text:s/>This would place legal bans on the practicing of Druid magic within the vast boarders of the <text:soft-page-break/>Roman Empire (27). <text:s/>With such a level of order placed on the practicing of this magic, it would not be surprising if this was due to the fear of the cult rather than it being a real threat to Rome. <text:s/></text:p>
      <text:p text:style-name="P2"><text:tab/>After looking at the Druid class as the vicious barbaric spiritual leaders of Britannia, the next section describes the group with a different term, the Noble Savage (28). <text:s/>Aldhouse-Green uses accounts from the Alexandrian tradition mentioning texts that considered the chronicles of Druids to be as valuable as philosophers doctrines (28). <text:s/>According to the Alexandrian tradition these druids, the ones the romans vilified, were considered to be belonging to the same class as philosophers, the powerful thinkers (28). <text:s/></text:p>
      <text:p text:style-name="P2"><text:tab/>Aldhouse-Green cites this difference of writing to be based on the Greek and Roman relationships between them and the regions of Gaul and Britannia (30). <text:s/>The writings that dictate the Druids as villainous magicians <text:s/>are being written regarding Rome in a conflict with Gaul and Britannia. <text:s/>The other reason that Aldhouse-Green cites as being a factor in the description of the Druids is that the group itself is ever changing in it's influence (31). <text:s/>the author mentions that this could have caused some hysteria in Rome as the Druids at any time could command a great deal of authority, that could be a threat to Rome during a crisis (31). <text:s/>However, Aldhouse-Green does mention Caesar himself gave a respectful description of the Druids, placing them at the highest level of the Gallic societies (33). <text:s/></text:p>
      <text:p text:style-name="P2"><text:tab/>Aldhouse-Green closes the chapter by mentioning several ancient historian accounts of the battles against the Druids including Tacitus, Lucan and Pliny, the account by Lucan is one that describes the destruction of a sacred grove by Caesar, describing the site as one that was covered in blood (37). <text:s/>While not mentioning Druids by name this account does paint a picture of a barbarian more than a noble philosopher. <text:s/>However Aldhouse-Green does end with the question if we will ever learn the true history of the druids with a great deal of writings characterizing them as malicious. <text:s/></text:p>
      <text:p text:style-name="P2"/>
      <text:p text:style-name="P2">Conclusion/Reaction:</text:p>
      <text:p text:style-name="P2"><text:tab/>This chapter has covers a great many different viewpoints of these Druids of the celtic societies. <text:s/>Aldhouse-Green concludes this chapter with an idea that the term for Druid has been translated differently over the years, and by multiple peoples. <text:s/>With the author displaying two different ideas of Druids, it is hard to pin point a true description of these spiritual leaders. <text:s/>In this chapter Aldhouse-Green does begin to investigate this question by discussing the ancient sources that speak about Druids. <text:s/>Since the ancient sources have some similar and conflicting views, the questions are still raised, yet with the information presented in the chapter, answers may not be far off. EN: This chapter provided a great investigation on how some ancient sources of Greece and Rome displayed the figures of the celtic Druid. <text:s/>The author presented the information in a very well organized fashion and they even added a tradition of sources that I was not expecting. <text:s/>Since I had many questions regarding the Druids at the beginning of the semester, it was great to read a chapter that can begin a thorough investigation. <text:s/>It would be interesting to read the rest of this book to see what more information Aldhouse-Green gained about the ancient Druids. <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4:55:46</meta:creation-date>
    <dc:date>2017-02-28T21:49:26</dc:date>
    <meta:editing-duration>PT6H20M15S</meta:editing-duration>
    <meta:editing-cycles>6</meta:editing-cycles>
    <meta:generator>OpenOffice.org/3.4.1$Unix OpenOffice.org_project/341m1$Build-9593</meta:generator>
    <meta:document-statistic meta:table-count="0" meta:image-count="0" meta:object-count="0" meta:page-count="2" meta:paragraph-count="17" meta:word-count="1054" meta:character-count="6418"/>
  </office:meta>
</office:document-meta>
</file>